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Mixin.SetMixin( NodeState nodeState , Name [ ] mixin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tMixin.getNod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xin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Mixin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Mixin.getMixi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xin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xin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Mixin.create( NodeState nodeState , Name [ ] mixin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